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adornments="Normal"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ebdings" svg:font-family="Webdings"/>
    <style:font-face style:name="Webdings1" svg:font-family="Webdings" style:font-adornments="Normal" style:font-charset="x-symbol"/>
  </office:font-face-decls>
  <office:automatic-styles>
    <style:style style:name="P1" style:family="paragraph" style:parent-style-name="Header">
      <style:text-properties fo:font-weight="bold" officeooo:rsid="00271e0c" officeooo:paragraph-rsid="00271e0c"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master-page-name="">
      <loext:graphic-properties draw:fill="solid" draw:fill-color="#eeeeee" draw:fill-gradient-name="gradient" draw:fill-hatch-name="hatch"/>
      <style:paragraph-properties fo:margin-left="0cm" fo:margin-right="1cm" fo:line-height="150%" fo:text-align="justify" style:justify-single-word="false" fo:text-indent="0cm" style:auto-text-indent="false" style:page-number="auto" fo:background-color="#eeeeee" fo:padding="0.049cm" fo:border="0.99pt solid #000000">
        <style:tab-stops/>
        <style:drop-cap style:lines="3" style:length="3"/>
      </style:paragraph-properties>
    </style:style>
    <style:style style:name="P4" style:family="paragraph" style:parent-style-name="Standard">
      <loext:graphic-properties draw:fill-gradient-name="gradient" draw:fill-hatch-name="hatch"/>
      <style:paragraph-properties fo:margin-left="0cm" fo:margin-right="0cm" fo:margin-top="0cm" fo:margin-bottom="0.3cm" style:contextual-spacing="false" fo:text-indent="1.499cm" style:auto-text-indent="false"/>
    </style:style>
    <style:style style:name="P5" style:family="paragraph" style:parent-style-name="Standard" style:master-page-name="">
      <loext:graphic-properties draw:fill-gradient-name="gradient" draw:fill-hatch-name="hatch"/>
      <style:paragraph-properties fo:line-height="200%" style:page-number="auto" fo:padding="0.499cm" fo:border-left="none" fo:border-right="none" fo:border-top="none" fo:border-bottom="1.5pt dashed #000000" style:shadow="#808080 -0.176cm 0.176cm">
        <style:tab-stops/>
      </style:paragraph-properties>
    </style:style>
    <style:style style:name="P6" style:family="paragraph" style:parent-style-name="Standard">
      <loext:graphic-properties draw:fill-gradient-name="gradient" draw:fill-hatch-name="hatch"/>
      <style:paragraph-properties fo:margin-left="4.001cm" fo:margin-right="0cm" fo:text-indent="0cm" style:auto-text-indent="false" fo:padding="1cm" fo:border="0.06pt solid #000000"/>
      <style:text-properties style:font-name="Arial"/>
    </style:style>
    <style:style style:name="P7" style:family="paragraph" style:parent-style-name="Standard">
      <style:paragraph-properties fo:text-align="end" style:justify-single-word="false"/>
      <style:text-properties officeooo:paragraph-rsid="00271e0c"/>
    </style:style>
    <style:style style:name="P8" style:family="paragraph" style:parent-style-name="Standard">
      <style:text-properties officeooo:paragraph-rsid="00271e0c"/>
    </style:style>
    <style:style style:name="P9" style:family="paragraph" style:parent-style-name="Standard">
      <loext:graphic-properties draw:fill-gradient-name="gradient" draw:fill-hatch-name="hatch"/>
      <style:paragraph-properties>
        <style:tab-stops>
          <style:tab-stop style:position="9.996cm" style:leader-style="dotted" style:leader-text="."/>
        </style:tab-stops>
      </style:paragraph-properties>
      <style:text-properties officeooo:paragraph-rsid="00271e0c"/>
    </style:style>
    <style:style style:name="P10" style:family="paragraph" style:parent-style-name="Standard">
      <loext:graphic-properties draw:fill-gradient-name="gradient" draw:fill-hatch-name="hatch"/>
      <style:paragraph-properties fo:padding="0.049cm" fo:border="0.06pt solid #000000" style:shadow="#808080 0.176cm 0.176cm">
        <style:tab-stops>
          <style:tab-stop style:position="9.996cm" style:leader-style="dotted" style:leader-text="."/>
        </style:tab-stops>
      </style:paragraph-properties>
      <style:text-properties officeooo:paragraph-rsid="00271e0c"/>
    </style:style>
    <style:style style:name="P11" style:family="paragraph" style:parent-style-name="Standard" style:list-style-name="L1">
      <loext:graphic-properties draw:fill-gradient-name="gradient" draw:fill-hatch-name="hatch"/>
      <style:paragraph-properties>
        <style:tab-stops>
          <style:tab-stop style:position="9.996cm" style:leader-style="dotted" style:leader-text="."/>
        </style:tab-stops>
      </style:paragraph-properties>
      <style:text-properties officeooo:paragraph-rsid="00271e0c"/>
    </style:style>
    <style:style style:name="P12" style:family="paragraph" style:parent-style-name="Standard">
      <loext:graphic-properties draw:fill-gradient-name="gradient" draw:fill-hatch-name="hatch"/>
      <style:paragraph-properties>
        <style:tab-stops>
          <style:tab-stop style:position="9.996cm" style:leader-style="solid" style:leader-text="&gt;"/>
        </style:tab-stops>
      </style:paragraph-properties>
      <style:text-properties fo:font-weight="bold" officeooo:rsid="00271e0c" officeooo:paragraph-rsid="00271e0c" style:font-weight-asian="bold" style:font-weight-complex="bold"/>
    </style:style>
    <style:style style:name="P13" style:family="paragraph" style:parent-style-name="Standard">
      <loext:graphic-properties draw:fill-gradient-name="gradient" draw:fill-hatch-name="hatch"/>
      <style:paragraph-properties>
        <style:tab-stops>
          <style:tab-stop style:position="9.996cm" style:leader-style="dotted" style:leader-text="."/>
        </style:tab-stops>
      </style:paragraph-properties>
      <style:text-properties fo:font-weight="bold" officeooo:paragraph-rsid="00271e0c" style:font-weight-asian="bold" style:font-weight-complex="bold"/>
    </style:style>
    <style:style style:name="T1" style:family="text">
      <style:text-properties fo:font-weight="bold" style:font-weight-asian="bold" style:font-weight-complex="bold"/>
    </style:style>
    <style:style style:name="T2" style:family="text">
      <style:text-properties fo:color="#ff0000" loext:opacity="100%" style:font-name="Arial Black" fo:font-size="16pt" fo:font-weight="normal" officeooo:rsid="0020d997" style:font-size-asian="16pt" style:font-weight-asian="normal" style:font-size-complex="16pt" style:font-weight-complex="normal" loext:shadow="#808080 0.176cm 0.176cm"/>
    </style:style>
    <style:style style:name="T3" style:family="text">
      <style:text-properties fo:color="#ff0000" loext:opacity="100%" style:font-name="Arial Black" fo:font-size="16pt" fo:font-weight="normal" style:font-size-asian="16pt" style:font-weight-asian="normal" style:font-size-complex="16pt" style:font-weight-complex="normal" loext:shadow="#808080 0.176cm 0.176cm"/>
    </style:style>
    <style:style style:name="T4" style:family="text">
      <style:text-properties fo:color="#808080" loext:opacity="100%" style:font-name="Arial" fo:font-size="14pt" fo:font-style="italic" fo:font-weight="bold" style:font-size-asian="14pt" style:font-style-asian="italic" style:font-weight-asian="bold" style:font-size-complex="14pt" style:font-style-complex="italic" style:font-weight-complex="bold"/>
    </style:style>
    <style:style style:name="T5" style:family="text">
      <style:text-properties style:font-name="Arial"/>
    </style:style>
    <style:style style:name="T6" style:family="text">
      <style:text-properties style:font-name="Arial" fo:font-weight="normal" style:font-weight-asian="normal" style:font-weight-complex="normal"/>
    </style:style>
    <style:style style:name="T7" style:family="text">
      <style:text-properties style:font-name="Arial" fo:font-weight="bold" style:font-weight-asian="bold" style:font-weight-complex="bold"/>
    </style:style>
    <style:style style:name="T8" style:family="text">
      <style:text-properties loext:padding="0.049cm" loext:border="0.06pt solid #ff0000"/>
    </style:style>
    <style:style style:name="T9" style:family="text">
      <style:text-properties style:text-underline-style="wave" style:text-underline-width="bold" style:text-underline-color="#000000" fo:font-weight="bold" style:font-weight-asian="bold" style:font-weight-complex="bold" loext:padding="0.049cm" loext:border="none"/>
    </style:style>
    <style:style style:name="T10" style:family="text">
      <style:text-properties style:text-underline-style="wave" style:text-underline-width="bold" style:text-underline-color="#000000" fo:font-weight="bold" officeooo:rsid="00264f8a" style:font-weight-asian="bold" style:font-weight-complex="bold" loext:padding="0.049cm" loext:border="none"/>
    </style:style>
    <style:style style:name="T11" style:family="text">
      <style:text-properties style:font-name="Webdings" style:font-name-asian="Webdings" style:font-name-complex="Webdings"/>
    </style:style>
    <style:style style:name="T12" style:family="text">
      <style:text-properties style:font-name="Webdings" fo:font-size="20pt" style:font-name-asian="Webdings" style:font-size-asian="20pt" style:font-name-complex="Webdings" style:font-size-complex="20pt"/>
    </style:style>
    <style:style style:name="T13" style:family="text">
      <style:text-properties style:font-name="Webdings" fo:font-size="40pt" style:font-name-asian="Webdings" style:font-size-asian="40pt" style:font-name-complex="Webdings" style:font-size-complex="40pt"/>
    </style:style>
    <style:style style:name="T14" style:family="text">
      <style:text-properties style:font-name="Webdings" fo:font-size="40pt" fo:font-weight="normal" style:font-name-asian="Webdings" style:font-size-asian="40pt" style:font-weight-asian="normal" style:font-name-complex="Webdings" style:font-size-complex="40pt" style:font-weight-complex="normal"/>
    </style:style>
    <style:style style:name="T15" style:family="text">
      <style:text-properties style:font-name="Liberation Serif" style:font-name-asian="NSimSun" style:font-name-complex="Lucida Sans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3">Puk2. Apn</text:span></text:span><text:span text:style-name="Strong_20_Emphasis"><text:span text:style-name="T2">e</text:span></text:span><text:span text:style-name="Strong_20_Emphasis"><text:span text:style-name="T3">a.</text:span></text:span></text:p>
      <text:p text:style-name="P2"><text:span text:style-name="Strong_20_Emphasis"><text:span text:style-name="T4">Sumérgete a pulmón en este disco y siente su contagiosa vitalidad.</text:span></text:span></text:p>
      <text:p text:style-name="P2"><text:span text:style-name="Strong_20_Emphasis"><text:span text:style-name="T4"/></text:span></text:p>
      <text:p text:style-name="MiestiloPuk"><text:span text:style-name="Strong_20_Emphasis"><text:span text:style-name="T6">El presente Apnea es la cristalización de una carrera de fondo iniciada a principios de los dosmiles. </text:span></text:span><text:span text:style-name="Strong_20_Emphasis"><text:span text:style-name="T7">Puk 2</text:span></text:span><text:span text:style-name="T6"> surgieron bajo la influencia de </text:span><text:span text:style-name="T7">Blink 182</text:span><text:span text:style-name="T6">, </text:span><text:span text:style-name="T7">New Found Glory</text:span><text:span text:style-name="T6"> y </text:span><text:span text:style-name="T7">MxPx</text:span><text:span text:style-name="T6"> y crecieron en la época dorada del pop punk en nuestro país junto a bandas ahora desaparecidas </text:span><text:span text:style-name="T7">NoWayOut</text:span><text:span text:style-name="T6">, </text:span><text:span text:style-name="T7">Daylight</text:span><text:span text:style-name="T6"> y </text:span><text:span text:style-name="T7">Marvin</text:span><text:span text:style-name="T6">. </text:span></text:p>
      <text:p text:style-name="P4"><text:span text:style-name="T6"/></text:p>
      <text:p text:style-name="MiestiloPuk">Llevan literalmente más de media vida tocando juntos y siguen ensayando cada semana con una disciplina encomiable, perfeccionando una propuesta cada vez más personal y ajena a las modas. Los referentes de estos tres amigos de Burriana siguen estando ahí, como buenos ‘pop punk defenders’ que son, pero después de tres trabajos han dado con su propio estilo. Reconoces una canción de <text:span text:style-name="T1">Puk 2</text:span> casi al instante. </text:p>
      <text:p text:style-name="Standard"/>
      <text:p text:style-name="P3"><text:span text:style-name="Emphasis"><text:span text:style-name="T5">“Te dirán que renuncies a luchar, te dirán que es mejor la estabilidad. Sobran las excusas para renunciar”,</text:span></text:span><text:span text:style-name="T5"> cantan en la inicial ‘Entropía’, en la que parecen hablar de las dificultades y sacrificios que conlleva tener una banda. </text:span><text:span text:style-name="Emphasis"><text:span text:style-name="T5">“Cuando crees en ti mismo sobra todo lo demás”,</text:span></text:span><text:span text:style-name="T5"> añaden al final del tema. Así son </text:span><text:span text:style-name="T7">Puk 2</text:span><text:span text:style-name="T5"> y sólo pensando así puedes acabar creando un cuarto disco como Apnea, con buenos temas y una factura impecable. Grabado en </text:span><text:span text:style-name="T7">Rockaway Studios</text:span><text:span text:style-name="T5"> una vez más con su viejo amigo </text:span><text:span text:style-name="T7">Noel</text:span><text:span text:style-name="T5"> </text:span><text:span text:style-name="T7">Campillo</text:span><text:span text:style-name="T5"> (</text:span><text:span text:style-name="T7">NoWayOut</text:span><text:span text:style-name="T5">, </text:span><text:span text:style-name="T7">Bipolar</text:span><text:span text:style-name="T5">) como productor, el cuarto trabajo de la banda es posiblemente el disco que siempre quisieron hacer.</text:span> </text:p>
      <text:p text:style-name="Standard"/>
      <text:p text:style-name="P5"><text:span text:style-name="T8">Apnea</text:span> está hecho con mucho mimo, con muchos detalles. Dos años han invertido en la composición y grabación de estas 13 nuevas canciones, potentes y precisas, marca de la casa como mis favoritas ‘Libertad Condicional’ y la autobiográfica ‘Furgonetas Rotas’ -en sus guitarras observo un ligero influjo de los Descendents- y tan sorprendentes como la electrónica ‘Nube’ y ‘Eléctrica y Fugaz’, que arranca en clave indie folk y explota con un estribillo de rabioso punk rock.</text:p>
      <text:p text:style-name="Standard"><text:soft-page-break/></text:p>
      <text:p text:style-name="P6"><text:s/>‘Hoy No Quiero Hacer Nada’ es un refrescante corte con scratches deudores de Zebrahead y guiños nostálgicos a su adolescencia (Jim Carrey, Jackass, la peli Colega, ¿dónde está mi coche?…), y la bonita ‘Wendy’ conecta con su lado Peter Pan. Normal, pues llevan muchos años en esto pero siguen siendo muy jóvenes. Sumérgete a pulmón en este disco y siente su contagiosa vitalidad. </text:p>
      <text:p text:style-name="Standard"/>
      <text:p text:style-name="P7"><text:span text:style-name="T9">Artículo de Luís Benavides para RockzoneMag </text:span><text:a xlink:type="simple" xlink:href="https://www.rockzonemag.com/puk-2-apnea/" office:target-frame-name="_blank" xlink:show="new" text:style-name="Internet_20_link" text:visited-style-name="Visited_20_Internet_20_Link"><text:span text:style-name="T10">Enlace</text:span></text:a></text:p>
      <text:p text:style-name="P8"/>
      <text:p text:style-name="P12">Canciones de Apnea<text:tab/>Duración</text:p>
      <text:p text:style-name="P8"/>
      <text:p text:style-name="P9">Entropía.<text:tab/>2:45</text:p>
      <text:p text:style-name="P9">Estaesmiresurrección.<text:tab/>3:26</text:p>
      <text:p text:style-name="P9">Hoynoquierohacernada.<text:tab/>3:41</text:p>
      <text:p text:style-name="P9">Libertadcondicional.<text:tab/>3:16</text:p>
      <text:p text:style-name="P9">Wendy.<text:tab/>3:18</text:p>
      <text:p text:style-name="P9">Últimallamada<text:tab/>3:30</text:p>
      <text:p text:style-name="P9">Nube.<text:tab/>3:51</text:p>
      <text:p text:style-name="P9">Eléctricayfugaz<text:tab/>3:06</text:p>
      <text:p text:style-name="P9">Almasperdidas<text:tab/>3:49</text:p>
      <text:p text:style-name="P9">10deJulio<text:tab/>3:31</text:p>
      <text:p text:style-name="P9">Búfalo<text:tab/>2:58</text:p>
      <text:p text:style-name="P9">Joel<text:tab/>2:57</text:p>
      <text:p text:style-name="P9">FurgonetasRotas<text:tab/>3:33</text:p>
      <text:p text:style-name="P9"/>
      <text:p text:style-name="P13">Discos de Puk 2:</text:p>
      <text:p text:style-name="P9"/>
      <text:list text:style-name="L1">
        <text:list-item>
          <text:p text:style-name="P11">Famiglia año 2007 Autoeditado</text:p>
        </text:list-item>
        <text:list-item>
          <text:p text:style-name="P11">Vendetta Infinita 2011 Autoeditado</text:p>
        </text:list-item>
        <text:list-item>
          <text:p text:style-name="P11">Forza Interna 2014 Atoeditado</text:p>
        </text:list-item>
      </text:list>
      <text:p text:style-name="P9"/>
      <text:section text:style-name="Sect1" text:name="Sección1">
        <text:p text:style-name="P10">Lorem ipsum, dolor sit amet consectetur adipisicing elit. Ratione possimus reiciendis qui tempore modi pariatur tempora voluptatem voluptates totam velit?</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adornments="Normal" style:font-family-generic="swiss"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Webdings" svg:font-family="Webdings"/>
    <style:font-face style:name="Webdings1" svg:font-family="Webdings" style:font-adornments="Norma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miestilopuk" style:family="paragraph" style:parent-style-name="Standard">
      <style:paragraph-properties fo:margin-left="0cm" fo:margin-right="0cm" fo:margin-top="0cm" fo:margin-bottom="0.3cm" style:contextual-spacing="false" fo:text-align="justify" style:justify-single-word="false" fo:text-indent="1.499cm" style:auto-text-indent="false" style:border-line-width-left="0.053cm 0.004cm 0.026cm" style:border-line-width-right="0.053cm 0.004cm 0.026cm" fo:padding="0.049cm" fo:border-left="2.35pt double #000000" fo:border-right="2.35pt double #000000" fo:border-top="none" fo:border-bottom="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MiestiloPuk" style:family="paragraph" style:parent-style-name="Standard">
      <loext:graphic-properties draw:fill-gradient-name="gradient" draw:fill-hatch-name="hatch"/>
      <style:paragraph-properties fo:margin-left="0cm" fo:margin-right="0cm" fo:margin-top="0cm" fo:margin-bottom="0.3cm" style:contextual-spacing="false" fo:text-indent="1.499cm" style:auto-text-indent="false" style:border-line-width-left="0.018cm 0.018cm 0.018cm" style:border-line-width-right="0.018cm 0.018cm 0.018cm" fo:padding="0.049cm" fo:border-left="1.5pt double-thin #000000" fo:border-right="1.5pt double-thin #000000" fo:border-top="none" fo:border-bottom="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271e0c" officeooo:paragraph-rsid="00271e0c" style:font-weight-asian="bold" style:font-weight-complex="bold"/>
    </style:style>
    <style:style style:name="MT1" style:family="text">
      <style:text-properties style:font-name="Webdings" fo:font-size="40pt" fo:font-weight="normal" style:font-name-asian="Webdings" style:font-size-asian="40pt" style:font-weight-asian="normal" style:font-name-complex="Webdings" style:font-size-complex="40pt" style:font-weight-complex="normal"/>
    </style:style>
    <style:page-layout style:name="Mpm1">
      <style:page-layout-properties fo:page-width="21.001cm" fo:page-height="29.7cm" style:num-format="I" style:print-orientation="portrait" fo:margin-top="2cm" fo:margin-bottom="2cm" fo:margin-left="2cm" fo:margin-right="2cm" fo:border-top="0.74pt dash-dot-dot #000000" fo:border-bottom="0.74pt dash-dot-dot #000000" fo:border-left="0.74pt dash-dot-dot #ff0000" fo:border-right="0.74pt dash-dot-dot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uk2. Apnea 2020<text:tab/>Punk. Pop Español.<text:tab/>Artículo de opinión.<text:span text:style-name="MT1"></text:span></text:p>
      </style:header>
      <style:footer>
        <text:p text:style-name="Footer"><text:tab/><text:page-number text:select-page="current">II</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17T17:41:25.732000000</meta:creation-date>
    <dc:date>2022-10-28T19:11:38.603000000</dc:date>
    <meta:editing-duration>PT2H14M36S</meta:editing-duration>
    <meta:editing-cycles>12</meta:editing-cycles>
    <meta:generator>LibreOffice/7.4.2.3$Windows_X86_64 LibreOffice_project/382eef1f22670f7f4118c8c2dd222ec7ad009daf</meta:generator>
    <meta:print-date>2020-11-17T19:41:27.879000000</meta:print-date>
    <meta:document-statistic meta:table-count="0" meta:image-count="0" meta:object-count="0" meta:page-count="2" meta:paragraph-count="29" meta:word-count="464" meta:character-count="2880" meta:non-whitespace-character-count="2443"/>
  </office:meta>
</office:document-meta>
</file>